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Total 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Provid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apo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number-columns-repeated="2" table:style-name="ce2" office:value-type="float" office:value="10" calcext:value-type="float">
            <text:p>10$</text:p>
          </table:table-cell>
          <table:table-cell table:style-name="ce5" office:value-type="string" calcext:value-type="string">
            <text:p><text:a xlink:href="https://www.pcbway.com/QuickOrderOnline.aspx?from=bingSE02&amp;utm_source=bing&amp;utm_medium=cpc&amp;utm_campaign=1-%5BUS%5D%20Brand%20Search%20ECPC%20EM&amp;utm_term=PCBWay&amp;utm_content=Brand%20exact" xlink:type="simple">https://www.pcbway.com/QuickOrderOnline.aspx?from=bingSE02&amp;utm_source=bing&amp;utm_medium=cpc&amp;utm_campaign=1-%5BUS%5D%20Brand%20Search%20ECPC%20EM&amp;utm_term=PCBWay&amp;utm_content=Brand%20exact</text:a></text:p>
          </table:table-cell>
          <table:table-cell table:number-columns-repeated="1017"/>
        </table:table-row>
        <table:table-row-group>
          <table:table-row table:style-name="ro1">
            <table:table-cell table:style-name="ce1" office:value-type="string" calcext:value-type="string">
              <text:p>Top Plate Carbon Fiber</text:p>
            </table:table-cell>
            <table:table-cell table:style-name="ce1" office:value-type="float" office:value="1" calcext:value-type="float">
              <text:p>1</text:p>
            </table:table-cell>
            <table:table-cell table:number-columns-repeated="2" table:style-name="ce1" office:value-type="float" office:value="6.37" calcext:value-type="float">
              <text:p>6.37</text:p>
            </table:table-cell>
            <table:table-cell table:style-name="ce1" office:value-type="float" office:value="2.5" calcext:value-type="float">
              <text:p>2.5</text:p>
            </table:table-cell>
            <table:table-cell table:style-name="ce1" office:value-type="float" office:value="7.5" calcext:value-type="float">
              <text:p>7.5</text:p>
            </table:table-cell>
            <table:table-cell table:style-name="ce5" office:value-type="string" calcext:value-type="string">
              <text:p><text:a xlink:href="https://shop.robotsmashingleague.com/products/custom-cnc-item" xlink:type="simple">CNC Services – Robot Smashing League</text:a></text:p>
            </table:table-cell>
            <table:table-cell table:number-columns-repeated="1017"/>
          </table:table-row>
          <table:table-row table:style-name="ro1">
            <table:table-cell table:style-name="ce1" office:value-type="string" calcext:value-type="string">
              <text:p>n10s</text:p>
            </table:table-cell>
            <table:table-cell table:style-name="ce1" office:value-type="float" office:value="2" calcext:value-type="float">
              <text:p>2</text:p>
            </table:table-cell>
            <table:table-cell table:style-name="ce1" office:value-type="float" office:value="8.13" calcext:value-type="float">
              <text:p>8.13</text:p>
            </table:table-cell>
            <table:table-cell table:style-name="ce1" office:value-type="float" office:value="16.26" calcext:value-type="float">
              <text:p>16.26</text:p>
            </table:table-cell>
            <table:table-cell table:number-columns-repeated="2" table:style-name="ce1" office:value-type="string" calcext:value-type="string">
              <text:p>already owned</text:p>
            </table:table-cell>
            <table:table-cell table:number-columns-repeated="1018"/>
          </table:table-row>
          <table:table-row table:style-name="ro1">
            <table:table-cell table:style-name="ce1" office:value-type="string" calcext:value-type="string">
              <text:p>Maleki</text:p>
            </table:table-cell>
            <table:table-cell table:style-name="ce1" office:value-type="float" office:value="1" calcext:value-type="float">
              <text:p>1</text:p>
            </table:table-cell>
            <table:table-cell table:number-columns-repeated="2" table:style-name="ce1" office:value-type="float" office:value="5" calcext:value-type="float">
              <text:p>5</text:p>
            </table:table-cell>
            <table:table-cell table:style-name="ce2" office:value-type="string" calcext:value-type="string">
              <text:p>already owned</text:p>
            </table:table-cell>
            <table:table-cell table:style-name="ce4" office:value-type="string" calcext:value-type="string">
              <text:p>already owned</text:p>
            </table:table-cell>
            <table:table-cell table:style-name="ce1"/>
            <table:table-cell table:number-columns-repeated="1017"/>
          </table:table-row>
          <table:table-row table:style-name="ro1">
            <table:table-cell table:style-name="ce1" office:value-type="string" calcext:value-type="string">
              <text:p>Weapon Esc</text:p>
            </table:table-cell>
            <table:table-cell table:style-name="ce1" office:value-type="float" office:value="1" calcext:value-type="float">
              <text:p>1</text:p>
            </table:table-cell>
            <table:table-cell table:number-columns-repeated="2" table:style-name="ce1" office:value-type="float" office:value="5" calcext:value-type="float">
              <text:p>5</text:p>
            </table:table-cell>
            <table:table-cell table:number-columns-repeated="2" table:style-name="ce1" office:value-type="float" office:value="18.99" calcext:value-type="float">
              <text:p>18.99</text:p>
            </table:table-cell>
            <table:table-cell table:style-name="ce5" office:value-type="string" calcext:value-type="string">
              <text:p><text:a xlink:href="https://www.amazon.com/dp/B0F8P985VQ?_encoding=UTF8&amp;th=1" xlink:type="simple">https://www.amazon.com/dp/B0F8P985VQ?_encoding=UTF8&amp;th=1</text:a></text:p>
            </table:table-cell>
            <table:table-cell table:number-columns-repeated="1017"/>
          </table:table-row>
          <table:table-row table:style-name="ro1">
            <table:table-cell table:style-name="ce1" office:value-type="string" calcext:value-type="string">
              <text:p>Battery</text:p>
            </table:table-cell>
            <table:table-cell table:style-name="ce1" office:value-type="float" office:value="1" calcext:value-type="float">
              <text:p>1</text:p>
            </table:table-cell>
            <table:table-cell table:number-columns-repeated="2" table:style-name="ce1" office:value-type="float" office:value="19" calcext:value-type="float">
              <text:p>19</text:p>
            </table:table-cell>
            <table:table-cell table:number-columns-repeated="2" table:style-name="ce2" office:value-type="string" calcext:value-type="string">
              <text:p>already owned</text:p>
            </table:table-cell>
            <table:table-cell table:style-name="ce1"/>
            <table:table-cell table:number-columns-repeated="1017"/>
          </table:table-row>
        </table:table-row-group>
        <table:table-row table:style-name="ro1">
          <table:table-cell table:style-name="ce1" office:value-type="string" calcext:value-type="string">
            <text:p>Weapon Moto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.00$</text:p>
          </table:table-cell>
          <table:table-cell table:style-name="ce2" office:value-type="float" office:value="25" calcext:value-type="float">
            <text:p>25$</text:p>
          </table:table-cell>
          <table:table-cell table:style-name="ce5" office:value-type="string" calcext:value-type="string">
            <text:p><text:a xlink:href="https://repeat-robotics.com/buy/2004-direct-drive-motor-150g/" xlink:type="simple">https://repeat-robotics.com/buy/2004-direct-drive-motor-150g/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owerswit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15" calcext:value-type="float">
            <text:p>2.15</text:p>
          </table:table-cell>
          <table:table-cell table:number-columns-repeated="2" table:style-name="ce3" office:value-type="string" calcext:value-type="string">
            <text:p>already own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Bearing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already own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Axe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5" office:value-type="string" calcext:value-type="string">
            <text:p><text:a xlink:href="https://repeat-robotics.com/buy/axle_ant/" xlink:type="simple">Repeat Drive Axle Ant (2pcs) – Repeat Robotics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per Pla +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29" calcext:value-type="float">
            <text:p>29.00$</text:p>
          </table:table-cell>
          <table:table-cell table:style-name="ce5" office:value-type="string" calcext:value-type="string">
            <text:p><text:a xlink:href="https://www.amazon.com/OVERTURE-Filament-Dimensional-Accuracy-Probability/dp/B0BQR8WP4S/ref=sr_1_3?crid=2X27NOMZRG5KR&amp;dib=eyJ2IjoiMSJ9.7LPWL2RIpg-jA8NmY0zWI72zU8BsQ_6LpNAwE-lcsVSe2Uj9almcrLNtMekhWq_Hd0YggZugY3o-CGbJsNeQa1Dlpexd8j2UeRx8FeRfKwtJ30h5ItG93CHu8U8i1KH2OfNYltLYclT_qCZBOjwOEUn7lH1V6SZn_dy_Q8vP24RckRR5fBBj0EkUTxkgy3JyL36EpBvKZigGbaNJSbK73my2HuKWtkKaz2PFiIKZs7c.laF95lq3FO2jYU9_Ct_kgQy-u7cLOzlmDg1ESC6VfvQ&amp;dib_tag=se&amp;keywords=overture%2Bsuper%2Bpla%2Bplus&amp;qid=1751496572&amp;sprefix=overture%2Bsuper%2Bpla%2Bplus%2Caps%2C250&amp;sr=8-3&amp;th=1" xlink:type="simple">Amazon.com: OVERTURE Super PLA+ Filament 1.75mm, Toughness Enhanced PLA Plus, Cardboard Spool, 1kg Filament (2.2lbs), Dimensional Accuracy +/- 0.02 mm (Black) : Industrial &amp; Scientific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95 a tpu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28" calcext:value-type="float">
            <text:p>28.00$</text:p>
          </table:table-cell>
          <table:table-cell table:style-name="ce5" office:value-type="string" calcext:value-type="string">
            <text:p><text:a xlink:href="https://www.amazon.com/Overture-Filament-Flexible-Consumables-Dimensional/dp/B07VBKDM74/ref=sr_1_1?crid=1DL0O50SMBSJL&amp;dib=eyJ2IjoiMSJ9.Ewrsc8t9jvotneNapKkr9I_RvLAA7lOZfHCcYxcWXykCTxmsr4lnUf2AWEQiqyM3g_gVeEUr4-fKTs9V3A9JLGebK-RANBeA3VosP0oCTGsUMJdeUhvB5qUEzCA5qIyiiUADaJtRrRGna_EbgA6izrJ_HDrFvspT3MlvhFhM9lIG7ncWJo7DKZX-z6dERvC907MK3166eEyiFf084_X2OCO-Vc9gmFlH-iA0B5yXaBE._Bb5AErfLPnOK4IL59w2y7ir6NoboQIUXeNXKGcuk-k&amp;dib_tag=se&amp;keywords=overture%2B95a%2Btpu&amp;qid=1751496664&amp;sprefix=overture%2B95a%2Btp%2Caps%2C235&amp;sr=8-1&amp;th=1" xlink:type="simple">https://www.amazon.com/Overture-Filament-Flexible-Consumables-Dimensional/dp/B07VBKDM74/ref=sr_1_1?crid=1DL0O50SMBSJL&amp;dib=eyJ2IjoiMSJ9.Ewrsc8t9jvotneNapKkr9I_RvLAA7lOZfHCcYxcWXykCTxmsr4lnUf2AWEQiqyM3g_gVeEUr4-fKTs9V3A9JLGebK-RANBeA3VosP0oCTGsUMJdeUhvB5qUEzCA5qIyiiUADaJtRrRGna_EbgA6izrJ_HDrFvspT3MlvhFhM9lIG7ncWJo7DKZX-z6dERvC907MK3166eEyiFf084_X2OCO-Vc9gmFlH-iA0B5yXaBE._Bb5AErfLPnOK4IL59w2y7ir6NoboQIUXeNXKGcuk-k&amp;dib_tag=se&amp;keywords=overture%2B95a%2Btpu&amp;qid=1751496664&amp;sprefix=overture%2B95a%2Btp%2Caps%2C235&amp;sr=8-1&amp;th=1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in Chasi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number-columns-repeated="2" table:style-name="ce3" office:value-type="string" calcext:value-type="string">
            <text:p>3d print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Arm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61" calcext:value-type="float">
            <text:p>1.61</text:p>
          </table:table-cell>
          <table:table-cell table:style-name="ce1" office:value-type="float" office:value="3.22" calcext:value-type="float">
            <text:p>3.22</text:p>
          </table:table-cell>
          <table:table-cell table:number-columns-repeated="2" table:style-name="ce2" office:value-type="string" calcext:value-type="string">
            <text:p>3d print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tir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already own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ires and Screw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6.37" calcext:value-type="float">
            <text:p>6.37</text:p>
          </table:table-cell>
          <table:table-cell table:style-name="ce5" office:value-type="string" calcext:value-type="string">
            <text:p><text:a xlink:href="https://www.amazon.com/Titanium-Countersunk-Head-Screws-Pack/dp/B0037Y3IEQ/ref=sr_1_3?crid=279LCIGW1HHJ&amp;dib=eyJ2IjoiMSJ9.dKit4HSUvfT6AQ3QvgBxCVcYMVUs4q_P184AqRQTOkVUZfFA8pK9dThFzk2zwzlmul-OxPJhnaGyi-6OPg61VmC0Xap0ZALsLiNEVKSTOCWuXzHhQggpa5HVuMqW62BWutUZdbZEi1EMRDe-zCRIx4Jy7NKN29vrrH6ZxZFKuj4XMSb54jmNpKhWLm3sNrFwehT8QtwnKUzWXWElH-gclXiiEC1GFNXCy_HeKXXfobg.oO1r974v4WVIu31Xuqez-M_AqDrlFUfP1cJ5OkytHNU&amp;dib_tag=se&amp;keywords=3mm%2Btitanium%2Bscrew&amp;qid=1751496384&amp;sprefix=3mm%2Btitiaum%2Bscre%2Caps%2C279&amp;sr=8-3&amp;th=1" xlink:type="simple">Amazon.com: Titanium Countersunk Head Hex Screws, M3 x 10, Pack of 8 : Industrial &amp; Scientific</text:a>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" office:value-type="float" office:value="148" calcext:value-type="float">
            <text:p>148</text:p>
          </table:table-cell>
          <table:table-cell/>
          <table:table-cell table:style-name="ce1" office:value-type="float" office:value="142.86" calcext:value-type="float">
            <text:p>142.86</text:p>
          </table:table-cell>
          <table:table-cell table:number-columns-repeated="1018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1" number:grouping="true"/>
      <number:text>$</number:text>
    </number:number-style>
    <number:number-style style:name="N126">
      <number:text>$</number:text>
      <number:number number:decimal-places="0" loext:min-decimal-places="0" number:min-integer-digits="1" number:grouping="true"/>
    </number:number-style>
    <number:number-style style:name="N127">
      <number:number number:decimal-places="2" loext:min-decimal-places="2" number:min-integer-digits="1" number:grouping="true"/>
      <number:text>$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3" meta:object-count="0"/>
    <meta:generator>LibreOfficeDev/6.0.5.2$Linux_X86_64 LibreOffice_project/</meta:generator>
  </office:meta>
</office:document-meta>
</file>